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mic Sans MS" svg:font-family="'Comic Sans MS'"/>
    <style:font-face style:name="F0" svg:font-family="F0"/>
    <style:font-face style:name="F1" svg:font-family="F1"/>
    <style:font-face style:name="Mangal1" svg:font-family="Mangal"/>
    <style:font-face style:name="Verdana1" svg:font-family="Verdana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Verdana1"/>
    </style:style>
    <style:style style:name="T3" style:family="text">
      <style:text-properties style:font-name="Verdana1" fo:font-weight="bold" style:font-weight-asian="bold" style:font-weight-complex="bold"/>
    </style:style>
    <style:style style:name="T4" style:family="text">
      <style:text-properties style:font-name="Verdana1" fo:font-size="14pt"/>
    </style:style>
    <style:style style:name="T5" style:family="text">
      <style:text-properties style:font-name="Verdana1" fo:font-size="14pt" style:text-underline-style="solid" style:text-underline-width="auto" style:text-underline-color="font-color" fo:font-weight="bold"/>
    </style:style>
    <style:style style:name="T6" style:family="text">
      <style:text-properties style:font-name="Verdana1" fo:font-size="14pt" fo:font-weight="bold"/>
    </style:style>
    <style:style style:name="T7" style:family="text">
      <style:text-properties fo:color="#000080" style:font-name="Verdana1" fo:font-weight="bold"/>
    </style:style>
    <style:style style:name="T8" style:family="text">
      <style:text-properties fo:color="#800080" style:font-name="Verdana1"/>
    </style:style>
    <style:style style:name="T9" style:family="text">
      <style:text-properties fo:color="#0000ff" style:font-name="Verdana1" fo:font-size="14pt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ite Bean Chicken Chili</text:p>
      <text:p text:style-name="Standard">Crystal Miller</text:p>
      <text:p text:style-name="Standard"/>
      <text:p text:style-name="Standard">4 cups small white beans</text:p>
      <text:p text:style-name="Standard">16 cups water</text:p>
      <text:p text:style-name="Standard">4 t salt</text:p>
      <text:p text:style-name="Standard">1lb boneless chicken meat (can be defrosted boneless/skinless chicken thighs or breast meat)</text:p>
      <text:p text:style-name="Standard">2 to 4T olive oil</text:p>
      <text:p text:style-name="Standard">1 large onion, chopped</text:p>
      <text:p text:style-name="Standard">a few jalapeño slices (depends on how hot you like it)</text:p>
      <text:p text:style-name="Standard">2T chili powder</text:p>
      <text:p text:style-name="Standard">2t cumin</text:p>
      <text:p text:style-name="Standard">1t oregano</text:p>
      <text:p text:style-name="Standard">1 cup grated cheese (cheddar, Monterey jack, Colby.. your choice)</text:p>
      <text:p text:style-name="Standard">½ cup half-n-half (whole milk will work too)</text:p>
      <text:p text:style-name="Standard"/>
      <text:p text:style-name="Standard">In a large (6 to 8qt) stock pot combine beans, water and salt. Bring to a boil, reduce heat and cover. Simmer for about 2 ½ to 3 hours or until beans are soft.</text:p>
      <text:p text:style-name="Standard"/>
      <text:p text:style-name="Standard">Cut up chicken meat into bite size pieces. Heat olive oil in a large frying pan. Add chicken meat, chopped onion and jalapeno pepper slices. Sauté this until the meat is cooked and the onions are nice and soft. </text:p>
      <text:p text:style-name="Standard"/>
      <text:p text:style-name="Standard">When the beans are done cooking remove a good amount of the bean broth (several cups worth.. you will be adding some of it back in so save the water).  Add the cooked meat/onion mixture. Add spices, cheese and half n half.  Now add back as much bean broth to get the consistency you desire (can be thick like stew or thinner like soup.. it is up to you).</text:p>
      <text:p text:style-name="Standard"/>
      <text:p text:style-name="Standard">Heat it all back up and serve! </text:p>
      <text:p text:style-name="Standard"/>
      <text:p text:style-name="Standard">I served this meal with homemade soft bread sticks and a nice big green salad with homemade ranch dressing. It was a big hit at our house!</text:p>
      <text:p text:style-name="Standard"/>
      <text:p text:style-name="Standard">This makes a lot of soup.. so if you don’t have a big crowd to feed like I do, you can cut the recipe in half or you can freeze some for another meal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mic Sans MS" svg:font-family="'Comic Sans MS'"/>
    <style:font-face style:name="F0" svg:font-family="F0"/>
    <style:font-face style:name="F1" svg:font-family="F1"/>
    <style:font-face style:name="Mangal1" svg:font-family="Mangal"/>
    <style:font-face style:name="Verdana1" svg:font-family="Verdana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5T19:43:27.02</meta:creation-date>
    <dc:date>2017-05-06T16:25:39.68</dc:date>
    <dc:creator>Crystal Miller</dc:creator>
    <meta:editing-duration>PT11H37M29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20" meta:word-count="285" meta:character-count="1454"/>
  </office:meta>
</office:document-meta>
</file>